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0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4:Sheet1.C134 Sheet1.C108:Sheet1.C132 Sheet1.C140:Sheet1.C148 Sheet1.C150:Sheet1.C155 Sheet1.C170:Sheet1.C1048576 Sheet1.C165:Sheet1.C16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 Sheet1.C161:Sheet1.C16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0:Sheet1.C160 Sheet1.C162:Sheet1.C16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9:Sheet1.C16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1T03:14:47.725096694</dc:date>
    <meta:editing-duration>P2DT13H54M22S</meta:editing-duration>
    <meta:editing-cycles>219</meta:editing-cycles>
    <meta:generator>LibreOffice/7.3.1.3$Linux_X86_64 LibreOffice_project/30$Build-3</meta:generator>
    <meta:document-statistic meta:table-count="1" meta:cell-count="711" meta:object-count="0"/>
  </office:meta>
</office:document-meta>
</file>